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606.8274" calcext:value-type="float">
            <text:p>2607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-6.82740000000013" calcext:value-type="float">
            <text:p>-7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372.36" calcext:value-type="float">
            <text:p>2372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27.6399999999994" calcext:value-type="float">
            <text:p>28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table:style-name="ce54" table:formula="of:=SUM([.B10:.B17])" office:value-type="float" office:value="102.631" calcext:value-type="float">
            <text:p>102.63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3.4" calcext:value-type="float">
            <text:p>93.40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.5625" calcext:value-type="float">
            <text:p>2.5625</text:p>
          </table:table-cell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7.025" calcext:value-type="float">
            <text:p>7.025</text:p>
          </table:table-cell>
          <table:table-cell table:formula="of:=ROUND([.B10]/(8/25.4)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6.781" calcext:value-type="float">
            <text:p>6.781</text:p>
          </table:table-cell>
          <table:table-cell table:formula="of:=ROUND([.G10]/(8/25.4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687" calcext:value-type="float">
            <text:p>43.687</text:p>
          </table:table-cell>
          <table:table-cell table:number-columns-repeated="4"/>
          <table:table-cell office:value-type="float" office:value="39.328" calcext:value-type="float">
            <text:p>39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874" calcext:value-type="float">
            <text:p>5.874</text:p>
          </table:table-cell>
          <table:table-cell table:formula="of:=ROUND([.B12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72" calcext:value-type="float">
            <text:p>6.072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258" calcext:value-type="float">
            <text:p>29.258</text:p>
          </table:table-cell>
          <table:table-cell table:number-columns-repeated="4"/>
          <table:table-cell office:value-type="float" office:value="27.562" calcext:value-type="float">
            <text:p>27.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515" calcext:value-type="float">
            <text:p>1.515</text:p>
          </table:table-cell>
          <table:table-cell table:formula="of:=ROUND([.B14]/(8/25.4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59" calcext:value-type="float">
            <text:p>1.59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69" calcext:value-type="float">
            <text:p>6.869</text:p>
          </table:table-cell>
          <table:table-cell table:style-name="ce56"/>
          <table:table-cell table:number-columns-repeated="3"/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1.942" calcext:value-type="float">
            <text:p>1.942</text:p>
          </table:table-cell>
          <table:table-cell table:formula="of:=ROUND([.B16]/(8/25.4)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807" calcext:value-type="float">
            <text:p>1.807</text:p>
          </table:table-cell>
          <table:table-cell table:formula="of:=ROUND([.G16]/(8/25.4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61" calcext:value-type="float">
            <text:p>6.461</text:p>
          </table:table-cell>
          <table:table-cell table:number-columns-repeated="4"/>
          <table:table-cell office:value-type="float" office:value="5.53" calcext:value-type="float">
            <text:p>5.53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794.889" calcext:value-type="float">
            <text:p>2795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5.11100000000033" calcext:value-type="float">
            <text:p>5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768.5492" calcext:value-type="float">
            <text:p>2769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31.4508000000005" calcext:value-type="float">
            <text:p>31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54" table:formula="of:=SUM([.B29:.B38])" office:value-type="float" office:value="110.035" calcext:value-type="float">
            <text:p>110.0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08.998" calcext:value-type="float">
            <text:p>109.00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503" calcext:value-type="float">
            <text:p>2.503</text:p>
          </table:table-cell>
          <table:table-cell table:formula="of:=ROUND([.B29]/(8/25.4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851" calcext:value-type="float">
            <text:p>2.851</text:p>
          </table:table-cell>
          <table:table-cell table:formula="of:=ROUND([.G29]/(8/25.4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04" calcext:value-type="float">
            <text:p>6.804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055" calcext:value-type="float">
            <text:p>1.055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635" calcext:value-type="float">
            <text:p>1.635</text:p>
          </table:table-cell>
          <table:table-cell table:formula="of:=ROUND([.G31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408" calcext:value-type="float">
            <text:p>35.408</text:p>
          </table:table-cell>
          <table:table-cell table:number-columns-repeated="4"/>
          <table:table-cell office:value-type="float" office:value="34.364" calcext:value-type="float">
            <text:p>34.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27" calcext:value-type="float">
            <text:p>6.127</text:p>
          </table:table-cell>
          <table:table-cell table:formula="of:=ROUND([.B33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46" calcext:value-type="float">
            <text:p>6.046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472" calcext:value-type="float">
            <text:p>32.472</text:p>
          </table:table-cell>
          <table:table-cell table:style-name="ce56"/>
          <table:table-cell table:number-columns-repeated="3"/>
          <table:table-cell office:value-type="float" office:value="27.714" calcext:value-type="float">
            <text:p>27.714</text:p>
          </table:table-cell>
          <table:table-cell table:style-name="ce56"/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03" calcext:value-type="float">
            <text:p>0.303</text:p>
          </table:table-cell>
          <table:table-cell table:formula="of:=ROUND([.B35]/(8/25.4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489" calcext:value-type="float">
            <text:p>0.489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737" calcext:value-type="float">
            <text:p>15.737</text:p>
          </table:table-cell>
          <table:table-cell table:number-columns-repeated="4"/>
          <table:table-cell office:value-type="float" office:value="19.872" calcext:value-type="float">
            <text:p>19.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274" calcext:value-type="float">
            <text:p>6.274</text:p>
          </table:table-cell>
          <table:table-cell table:formula="of:=ROUND([.B37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871" calcext:value-type="float">
            <text:p>5.871</text:p>
          </table:table-cell>
          <table:table-cell table:formula="of:=ROUND([.G37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6.804" calcext:value-type="float">
            <text:p>6.804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style-name="ce48"/>
          <table:table-cell table:style-name="ce49"/>
          <table:table-cell table:number-columns-repeated="9"/>
        </table:table-row>
        <table:table-row table:style-name="ro1">
          <table:table-cell table:style-name="ce48"/>
          <table:table-cell table:style-name="ce51"/>
          <table:table-cell table:number-columns-repeated="9"/>
        </table:table-row>
        <table:table-row table:style-name="ro1">
          <table:table-cell/>
          <table:table-cell table:style-name="ce52"/>
          <table:table-cell table:number-columns-repeated="9"/>
        </table:table-row>
        <table:table-row table:style-name="ro1">
          <table:table-cell table:style-name="ce49" table:number-columns-repeated="2"/>
          <table:table-cell table:number-columns-repeated="9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/>
          <table:table-cell table:style-name="ce54"/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2:10:20.3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7-19T13:18:23.777000000</dc:date>
    <meta:editing-duration>P27DT10H57M9S</meta:editing-duration>
    <meta:editing-cycles>177</meta:editing-cycles>
    <meta:generator>LibreOffice/6.0.7.3$Windows_X86_64 LibreOffice_project/dc89aa7a9eabfd848af146d5086077aeed2ae4a5</meta:generator>
    <meta:document-statistic meta:table-count="4" meta:cell-count="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